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7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5.3mm"/>
    </style:style>
    <style:style style:name="co4" style:family="table-column">
      <style:table-column-properties fo:break-before="auto" style:column-width="50.25mm"/>
    </style:style>
    <style:style style:name="co5" style:family="table-column">
      <style:table-column-properties fo:break-before="auto" style:column-width="42.95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42.77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allStats" table:style-name="ta1">
        <table:shapes>
          <draw:frame draw:z-index="0" draw:style-name="gr1" draw:text-style-name="P1" svg:width="159.99mm" svg:height="89.99mm" svg:x="237.75mm" svg:y="4.61mm">
            <draw:object draw:notify-on-update-of-ranges="OverallStats.E1:OverallStats.E1 OverallStats.E2:OverallStats.E92 OverallStats.F1:OverallStats.F1 OverallStats.F2:OverallStats.F92 OverallStats.G1:OverallStats.G1 OverallStats.G2:OverallStats.G92 OverallStats.H1:OverallStats.H1 OverallStats.H2:OverallStats.H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8mm" svg:height="89.95mm" svg:x="75.57mm" svg:y="3.61mm">
            <draw:object draw:notify-on-update-of-ranges="OverallStats.A1:OverallStats.A1 OverallStats.A2:OverallStats.A92 OverallStats.C1:OverallStats.C1 OverallStats.C2:OverallStats.C92 OverallStats.D1:OverallStats.D1 OverallStats.D2:OverallStats.D92 OverallStats.B1:OverallStats.B1 OverallStats.B2:OverallStats.B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6mm" svg:height="89.95mm" svg:x="109.69mm" svg:y="119.39mm">
            <draw:object draw:notify-on-update-of-ranges="OverallStats.A95:OverallStats.A95 OverallStats.A96:OverallStats.A97 OverallStats.B95:OverallStats.B95 OverallStats.B96:OverallStats.B97 OverallStats.C95:OverallStats.C95 OverallStats.C96:OverallStats.C97 OverallStats.D95:OverallStats.D95 OverallStats.D96:OverallStats.D97 OverallStats.E95:OverallStats.E95 OverallStats.E96:OverallStats.E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xFill:timeToEmpty</text:p>
          </table:table-cell>
          <table:table-cell office:value-type="string" calcext:value-type="string">
            <text:p>MaxFill:timeCounting</text:p>
          </table:table-cell>
          <table:table-cell office:value-type="string" calcext:value-type="string">
            <text:p>MaxFill:timeNewTote</text:p>
          </table:table-cell>
          <table:table-cell office:value-type="string" calcext:value-type="string">
            <text:p>MaxFill:timeNewCompartment</text:p>
          </table:table-cell>
          <table:table-cell office:value-type="string" calcext:value-type="string">
            <text:p>FullyDecant:timeToEmpty</text:p>
          </table:table-cell>
          <table:table-cell office:value-type="string" calcext:value-type="string">
            <text:p>FullyDecant:timeCounting</text:p>
          </table:table-cell>
          <table:table-cell office:value-type="string" calcext:value-type="string">
            <text:p>FullyDecant:timeNewTote</text:p>
          </table:table-cell>
          <table:table-cell office:value-type="string" calcext:value-type="string">
            <text:p>FullyDecant:timeNewCompartmen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5" calcext:value-type="float">
            <text:p>13,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.5" calcext:value-type="float">
            <text:p>19,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.5" calcext:value-type="float">
            <text:p>27,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.5" calcext:value-type="float">
            <text:p>31,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5" calcext:value-type="float">
            <text:p>44,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5" calcext:value-type="float">
            <text:p>51,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.5" calcext:value-type="float">
            <text:p>41,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5" calcext:value-type="float">
            <text:p>44,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.5" calcext:value-type="float">
            <text:p>50,5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.5" calcext:value-type="float">
            <text:p>82,5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.5" calcext:value-type="float">
            <text:p>92,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.5" calcext:value-type="float">
            <text:p>68,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5" calcext:value-type="float">
            <text:p>85,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7.5" calcext:value-type="float">
            <text:p>107,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.5" calcext:value-type="float">
            <text:p>125,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.5" calcext:value-type="float">
            <text:p>130,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2.5" calcext:value-type="float">
            <text:p>172,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4.5" calcext:value-type="float">
            <text:p>184,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8" calcext:value-type="float">
            <text:p>19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1" calcext:value-type="float">
            <text:p>21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4.5" calcext:value-type="float">
            <text:p>194,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9" calcext:value-type="float">
            <text:p>22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1.5" calcext:value-type="float">
            <text:p>221,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5" calcext:value-type="float">
            <text:p>22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6" calcext:value-type="float">
            <text:p>27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7" calcext:value-type="float">
            <text:p>28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ToEmpty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ill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y Decant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.00.0000</text:date>, <text:time style:data-style-name="N2" text:time-value="20:09:09.3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20:15:30.582000000</dc:date>
    <meta:editing-duration>PT12M38S</meta:editing-duration>
    <meta:editing-cycles>2</meta:editing-cycles>
    <meta:generator>LibreOffice/6.0.4.2$Windows_X86_64 LibreOffice_project/9b0d9b32d5dcda91d2f1a96dc04c645c450872bf</meta:generator>
    <meta:document-statistic meta:table-count="1" meta:cell-count="7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0.588cm" svg:y="3.275cm" style:legend-expansion="high" chart:style-name="ch2"/>
        <chart:plot-area chart:style-name="ch3" table:cell-range-address="OverallStats.E1:OverallStats.H92" chart:data-source-has-labels="row" svg:x="0.32cm" svg:y="0.18cm" svg:width="9.948cm" svg:height="8.64cm">
          <chartooo:coordinate-region svg:x="1.153cm" svg:y="0.375cm" svg:width="8.976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allStats.E2:OverallStats.E92" chart:label-cell-address="OverallStats.E1:OverallStats.E1" chart:class="chart:area">
            <chart:data-point chart:repeated="91"/>
          </chart:series>
          <chart:series chart:style-name="ch8" chart:values-cell-range-address="OverallStats.F2:OverallStats.F92" chart:label-cell-address="OverallStats.F1:OverallStats.F1" chart:class="chart:area">
            <chart:data-point chart:repeated="91"/>
          </chart:series>
          <chart:series chart:style-name="ch9" chart:values-cell-range-address="OverallStats.G2:OverallStats.G92" chart:label-cell-address="OverallStats.G1:OverallStats.G1" chart:class="chart:area">
            <chart:data-point chart:repeated="91"/>
          </chart:series>
          <chart:series chart:style-name="ch10" chart:values-cell-range-address="OverallStats.H2:OverallStats.H92" chart:label-cell-address="OverallStats.H1:OverallStats.H1" chart:class="chart:area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yDecant:timeToEmpty</text:p>
                <draw:g>
                  <svg:desc>OverallStats.E1:OverallStats.E1</svg:desc>
                </draw:g>
              </table:table-cell>
              <table:table-cell office:value-type="string">
                <text:p>FullyDecant:timeCounting</text:p>
                <draw:g>
                  <svg:desc>OverallStats.F1:OverallStats.F1</svg:desc>
                </draw:g>
              </table:table-cell>
              <table:table-cell office:value-type="string">
                <text:p>FullyDecant:timeNewTote</text:p>
                <draw:g>
                  <svg:desc>OverallStats.G1:OverallStats.G1</svg:desc>
                </draw:g>
              </table:table-cell>
              <table:table-cell office:value-type="string">
                <text:p>FullyDecant:timeNewCompartment</text:p>
                <draw:g>
                  <svg:desc>OverallStats.H1:OverallSta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OverallStats.E2:OverallStats.E92</svg:desc>
                </draw:g>
              </table:table-cell>
              <table:table-cell office:value-type="float" office:value="0">
                <text:p>0</text:p>
                <draw:g>
                  <svg:desc>OverallStats.F2:OverallStats.F92</svg:desc>
                </draw:g>
              </table:table-cell>
              <table:table-cell office:value-type="float" office:value="24">
                <text:p>24</text:p>
                <draw:g>
                  <svg:desc>OverallStats.G2:OverallStats.G92</svg:desc>
                </draw:g>
              </table:table-cell>
              <table:table-cell office:value-type="float" office:value="24">
                <text:p>24</text:p>
                <draw:g>
                  <svg:desc>OverallStats.H2:OverallStats.H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8.996cm" xlink:href=".." xlink:type="simple" chart:class="chart:area" chart:column-mapping="0 2 3 1" chart:style-name="ch1">
        <chart:legend chart:legend-position="end" svg:x="10.524cm" svg:y="3.468cm" style:legend-expansion="high" chart:style-name="ch2"/>
        <chart:plot-area chart:style-name="ch3" table:cell-range-address="OverallStats.A1:OverallStats.D92" chart:data-source-has-labels="row" svg:x="0.319cm" svg:y="0.179cm" svg:width="9.886cm" svg:height="8.638cm">
          <chartooo:coordinate-region svg:x="1.152cm" svg:y="0.375cm" svg:width="8.914cm" svg:height="7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verallStats.A2:OverallStats.A92" chart:label-cell-address="OverallStats.A1:OverallStats.A1" chart:class="chart:area">
            <chart:data-point chart:repeated="91"/>
          </chart:series>
          <chart:series chart:style-name="ch7" chart:values-cell-range-address="OverallStats.C2:OverallStats.C92" chart:label-cell-address="OverallStats.C1:OverallStats.C1" chart:class="chart:area">
            <chart:data-point chart:repeated="91"/>
          </chart:series>
          <chart:series chart:style-name="ch8" chart:values-cell-range-address="OverallStats.D2:OverallStats.D92" chart:label-cell-address="OverallStats.D1:OverallStats.D1" chart:class="chart:area">
            <chart:data-point chart:repeated="91"/>
          </chart:series>
          <chart:series chart:style-name="ch9" chart:values-cell-range-address="OverallStats.B2:OverallStats.B92" chart:label-cell-address="OverallStats.B1:OverallStats.B1" chart:class="chart:area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Fill:timeToEmpty</text:p>
                <draw:g>
                  <svg:desc>OverallStats.A1:OverallStats.A1</svg:desc>
                </draw:g>
              </table:table-cell>
              <table:table-cell office:value-type="string">
                <text:p>MaxFill:timeNewTote</text:p>
                <draw:g>
                  <svg:desc>OverallStats.C1:OverallStats.C1</svg:desc>
                </draw:g>
              </table:table-cell>
              <table:table-cell office:value-type="string">
                <text:p>MaxFill:timeNewCompartment</text:p>
                <draw:g>
                  <svg:desc>OverallStats.D1:OverallStats.D1</svg:desc>
                </draw:g>
              </table:table-cell>
              <table:table-cell office:value-type="string">
                <text:p>MaxFill:timeCounting</text:p>
                <draw:g>
                  <svg:desc>OverallStats.B1:Overall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OverallStats.A2:OverallStats.A92</svg:desc>
                </draw:g>
              </table:table-cell>
              <table:table-cell office:value-type="float" office:value="24">
                <text:p>24</text:p>
                <draw:g>
                  <svg:desc>OverallStats.C2:OverallStats.C92</svg:desc>
                </draw:g>
              </table:table-cell>
              <table:table-cell office:value-type="float" office:value="18">
                <text:p>18</text:p>
                <draw:g>
                  <svg:desc>OverallStats.D2:OverallStats.D92</svg:desc>
                </draw:g>
              </table:table-cell>
              <table:table-cell office:value-type="float" office:value="10">
                <text:p>10</text:p>
                <draw:g>
                  <svg:desc>OverallStats.B2:OverallStats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">
                <text:p>4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">
                <text:p>4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bar" chart:style-name="ch1">
        <chart:title svg:x="5.133cm" svg:y="0.315cm" chart:style-name="ch2">
          <text:p>Why is maxfill faster for 51?</text:p>
        </chart:title>
        <chart:subtitle svg:x="5.834cm" svg:y="1.3cm" chart:style-name="ch3">
          <text:p>New totes are expensive</text:p>
        </chart:subtitle>
        <chart:legend chart:legend-position="end" svg:x="11.742cm" svg:y="3.468cm" style:legend-expansion="high" chart:style-name="ch4"/>
        <chart:plot-area chart:style-name="ch5" table:cell-range-address="OverallStats.A95:OverallStats.E97" chart:data-source-has-labels="both" svg:x="0.32cm" svg:y="2.152cm" svg:width="11.102cm" svg:height="6.665cm">
          <chartooo:coordinate-region svg:x="1.153cm" svg:y="2.347cm" svg:width="10.269cm" svg:height="5.831cm"/>
          <chart:axis chart:dimension="x" chart:name="primary-x" chart:style-name="ch6" chartooo:axis-type="auto">
            <chartooo:date-scale/>
            <chart:categories table:cell-range-address="OverallStats.A96:OverallStats.A9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verallStats.B96:OverallStats.B97" chart:label-cell-address="OverallStats.B95:OverallStats.B95" chart:class="chart:bar">
            <chart:data-point chart:repeated="2"/>
          </chart:series>
          <chart:series chart:style-name="ch10" chart:values-cell-range-address="OverallStats.C96:OverallStats.C97" chart:label-cell-address="OverallStats.C95:OverallStats.C95" chart:class="chart:bar">
            <chart:data-point chart:repeated="2"/>
          </chart:series>
          <chart:series chart:style-name="ch11" chart:values-cell-range-address="OverallStats.D96:OverallStats.D97" chart:label-cell-address="OverallStats.D95:OverallStats.D95" chart:class="chart:bar">
            <chart:data-point chart:repeated="2"/>
          </chart:series>
          <chart:series chart:style-name="ch12" chart:values-cell-range-address="OverallStats.E96:OverallStats.E97" chart:label-cell-address="OverallStats.E95:OverallStats.E95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ToEmpty</text:p>
                <draw:g>
                  <svg:desc>OverallStats.B95:OverallStats.B95</svg:desc>
                </draw:g>
              </table:table-cell>
              <table:table-cell office:value-type="string">
                <text:p>timeCounting</text:p>
                <draw:g>
                  <svg:desc>OverallStats.C95:OverallStats.C95</svg:desc>
                </draw:g>
              </table:table-cell>
              <table:table-cell office:value-type="string">
                <text:p>timeNewTote</text:p>
                <draw:g>
                  <svg:desc>OverallStats.D95:OverallStats.D95</svg:desc>
                </draw:g>
              </table:table-cell>
              <table:table-cell office:value-type="string">
                <text:p>timeNewCompartment</text:p>
                <draw:g>
                  <svg:desc>OverallStats.E95:OverallStats.E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 fill</text:p>
                <draw:g>
                  <svg:desc>OverallStats.A96:OverallStats.A97</svg:desc>
                </draw:g>
              </table:table-cell>
              <table:table-cell office:value-type="float" office:value="42">
                <text:p>42</text:p>
                <draw:g>
                  <svg:desc>OverallStats.B96:OverallStats.B97</svg:desc>
                </draw:g>
              </table:table-cell>
              <table:table-cell office:value-type="float" office:value="55">
                <text:p>55</text:p>
                <draw:g>
                  <svg:desc>OverallStats.C96:OverallStats.C97</svg:desc>
                </draw:g>
              </table:table-cell>
              <table:table-cell office:value-type="float" office:value="88">
                <text:p>88</text:p>
                <draw:g>
                  <svg:desc>OverallStats.D96:OverallStats.D97</svg:desc>
                </draw:g>
              </table:table-cell>
              <table:table-cell office:value-type="float" office:value="0">
                <text:p>0</text:p>
                <draw:g>
                  <svg:desc>OverallStats.E96:OverallStats.E97</svg:desc>
                </draw:g>
              </table:table-cell>
            </table:table-row>
            <table:table-row>
              <table:table-cell office:value-type="string">
                <text:p>Fully Decant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